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1" svg:font-family="Consolas"/>
    <style:font-face style:name="DaunPenh" svg:font-family="DaunPenh"/>
    <style:font-face style:name="Khmer OS2" svg:font-family="'Khmer OS'"/>
    <style:font-face style:name="Khmer OS Content1" svg:font-family="'Khmer OS Content'"/>
    <style:font-face style:name="Times New Roman3" svg:font-family="'Times New Roman'"/>
    <style:font-face style:name="Consolas" svg:font-family="Consolas" style:font-family-generic="swiss"/>
    <style:font-face style:name="Khmer OS" svg:font-family="'Khmer OS'" style:font-family-generic="swiss"/>
    <style:font-face style:name="Khmer OS Content" svg:font-family="'Khmer OS Content'" style:font-family-generic="swiss"/>
    <style:font-face style:name="Times New Roman1" svg:font-family="'Times New Roman'" style:font-family-generic="swiss"/>
    <style:font-face style:name="Khmer OS1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in" style:contextual-spacing="true" fo:text-align="justify" style:justify-single-word="false"/>
      <style:text-properties officeooo:paragraph-rsid="000d9ccc"/>
    </style:style>
    <style:style style:name="P2" style:family="paragraph" style:parent-style-name="Standard">
      <style:text-properties style:font-name="Khmer OS1" officeooo:rsid="0002de03" officeooo:paragraph-rsid="0002de03" style:font-name-complex="Khmer OS1"/>
    </style:style>
    <style:style style:name="P3" style:family="paragraph" style:parent-style-name="Standard">
      <style:paragraph-properties fo:text-align="center" style:justify-single-word="false"/>
      <style:text-properties style:font-name="Khmer OS1" officeooo:rsid="0002de03" officeooo:paragraph-rsid="0002de03" style:font-name-complex="Khmer OS1"/>
    </style:style>
    <style:style style:name="P4" style:family="paragraph" style:parent-style-name="Standard">
      <style:paragraph-properties fo:text-align="start" style:justify-single-word="false"/>
      <style:text-properties style:font-name="Khmer OS1" officeooo:rsid="0002de03" officeooo:paragraph-rsid="0002de03" style:font-name-complex="Khmer OS1"/>
    </style:style>
    <style:style style:name="P5" style:family="paragraph" style:parent-style-name="Standard">
      <style:paragraph-properties fo:text-align="start" style:justify-single-word="false"/>
      <style:text-properties style:font-name="Khmer OS1" officeooo:rsid="00048f46" officeooo:paragraph-rsid="00048f46" style:font-name-complex="Khmer OS1"/>
    </style:style>
    <style:style style:name="P6" style:family="paragraph" style:parent-style-name="Standard">
      <style:paragraph-properties fo:text-align="start" style:justify-single-word="false"/>
      <style:text-properties style:font-name="Khmer OS1" officeooo:rsid="00048f46" officeooo:paragraph-rsid="00056dd6" style:font-name-complex="Khmer OS1"/>
    </style:style>
    <style:style style:name="P7" style:family="paragraph" style:parent-style-name="Standard">
      <style:paragraph-properties fo:text-align="start" style:justify-single-word="false"/>
      <style:text-properties style:font-name="Khmer OS1" officeooo:rsid="00048f46" officeooo:paragraph-rsid="0005b86a" style:font-name-complex="Khmer OS1"/>
    </style:style>
    <style:style style:name="P8" style:family="paragraph" style:parent-style-name="Standard">
      <style:paragraph-properties fo:text-align="start" style:justify-single-word="false"/>
      <style:text-properties style:font-name="Khmer OS1" officeooo:rsid="00048f46" officeooo:paragraph-rsid="000c6061" style:font-name-complex="Khmer OS1"/>
    </style:style>
    <style:style style:name="P9" style:family="paragraph" style:parent-style-name="Standard">
      <style:paragraph-properties fo:text-align="start" style:justify-single-word="false"/>
      <style:text-properties style:font-name="Khmer OS1" officeooo:rsid="0004bf43" officeooo:paragraph-rsid="0004bf43" style:font-name-complex="Khmer OS1"/>
    </style:style>
    <style:style style:name="P10" style:family="paragraph" style:parent-style-name="Standard">
      <style:paragraph-properties fo:text-align="start" style:justify-single-word="false"/>
      <style:text-properties style:font-name="Khmer OS1" officeooo:rsid="0005b86a" officeooo:paragraph-rsid="0005b86a" style:font-name-complex="Khmer OS1"/>
    </style:style>
    <style:style style:name="P11" style:family="paragraph" style:parent-style-name="Standard">
      <style:paragraph-properties fo:text-align="start" style:justify-single-word="false"/>
      <style:text-properties style:font-name="Khmer OS1" officeooo:rsid="0005b86a" officeooo:paragraph-rsid="000d9ccc" style:font-name-complex="Khmer OS1"/>
    </style:style>
    <style:style style:name="P12" style:family="paragraph" style:parent-style-name="Standard">
      <style:paragraph-properties fo:text-align="start" style:justify-single-word="false"/>
      <style:text-properties style:font-name="Khmer OS1" officeooo:rsid="0008d80b" officeooo:paragraph-rsid="0008d80b" style:font-name-complex="Khmer OS1"/>
    </style:style>
    <style:style style:name="P13" style:family="paragraph" style:parent-style-name="Standard">
      <style:paragraph-properties fo:text-align="start" style:justify-single-word="false"/>
      <style:text-properties style:font-name="Khmer OS1" officeooo:rsid="0008d80b" officeooo:paragraph-rsid="00096bb2" style:font-name-complex="Khmer OS1"/>
    </style:style>
    <style:style style:name="T1" style:family="text">
      <style:text-properties style:font-name="Khmer OS1" officeooo:rsid="0005b86a" style:font-name-complex="Khmer OS1"/>
    </style:style>
    <style:style style:name="T2" style:family="text">
      <style:text-properties style:font-name="Khmer OS" fo:font-size="12pt" style:font-size-asian="12pt" style:font-name-complex="Khmer OS2" style:font-size-complex="12pt" style:language-complex="km" style:country-complex="KH"/>
    </style:style>
    <style:style style:name="T3" style:family="text">
      <style:text-properties style:font-name="Khmer OS" fo:font-size="12pt" officeooo:rsid="000541ad" style:font-size-asian="12pt" style:font-name-complex="Khmer OS2" style:font-size-complex="12pt" style:language-complex="km" style:country-complex="KH"/>
    </style:style>
    <style:style style:name="T4" style:family="text">
      <style:text-properties style:font-name="Khmer OS" fo:font-size="12pt" officeooo:rsid="00096bb2" style:font-size-asian="12pt" style:font-name-complex="Khmer OS2" style:font-size-complex="12pt" style:language-complex="km" style:country-complex="KH"/>
    </style:style>
    <style:style style:name="T5" style:family="text">
      <style:text-properties style:font-name="Khmer OS" fo:font-size="12pt" officeooo:rsid="000d9ccc" style:font-size-asian="12pt" style:font-name-complex="Khmer OS2" style:font-size-complex="12pt" style:language-complex="km" style:country-complex="KH"/>
    </style:style>
    <style:style style:name="T6" style:family="text">
      <style:text-properties officeooo:rsid="00056dd6"/>
    </style:style>
    <style:style style:name="T7" style:family="text">
      <style:text-properties officeooo:rsid="0005b86a"/>
    </style:style>
    <style:style style:name="T8" style:family="text">
      <style:text-properties style:font-name="Khmer OS Content" fo:font-size="12pt" style:font-size-asian="12pt" style:font-name-complex="Khmer OS Content1" style:font-size-complex="12pt" style:language-complex="km" style:country-complex="KH"/>
    </style:style>
    <style:style style:name="T9" style:family="text">
      <style:text-properties style:font-name="Khmer OS Content" fo:font-size="12pt" officeooo:rsid="000d9ccc" style:font-size-asian="12pt" style:font-name-complex="Khmer OS Content1" style:font-size-complex="12pt" style:language-complex="km" style:country-complex="KH"/>
    </style:style>
    <style:style style:name="T10" style:family="text">
      <style:text-properties officeooo:rsid="0008d80b"/>
    </style:style>
    <style:style style:name="T11" style:family="text">
      <style:text-properties fo:font-size="12pt" style:font-size-asian="12pt" style:font-size-complex="12pt" style:language-complex="km" style:country-complex="KH"/>
    </style:style>
    <style:style style:name="T12" style:family="text">
      <style:text-properties officeooo:rsid="000bf9ad"/>
    </style:style>
    <style:style style:name="T13" style:family="text">
      <style:text-properties officeooo:rsid="000c6061"/>
    </style:style>
    <style:style style:name="T14" style:family="text">
      <style:text-properties style:font-name="Consolas" style:font-name-complex="Consolas1"/>
    </style:style>
    <style:style style:name="T15" style:family="text">
      <style:text-properties style:font-name="Consolas" fo:font-size="12pt" officeooo:rsid="000d9ccc" style:font-size-asian="12pt" style:font-name-complex="Consolas1" style:font-size-complex="12pt" style:language-complex="km" style:country-complex="KH"/>
    </style:style>
    <style:style style:name="T16" style:family="text">
      <style:text-properties style:font-name="Consolas" style:font-name-complex="DaunPen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ឈ្មោះ ខន ដាវៀត</text:p>
      <text:p text:style-name="P2">Name: Corn Daveat<text:line-break/>ថ្នាក់ M3</text:p>
      <text:p text:style-name="P2"/>
      <text:p text:style-name="P3">ប្រលងឆមាសលើកទី</text:p>
      <text:p text:style-name="P4"/>
      <text:p text:style-name="P7">1. <text:tab/>ក. <text:span text:style-name="T8">សរសេរStatement</text:span>ផ្ទុកធាតុនិមួយៗរបស់ Array តាម ជួរឈរ:</text:p>
      <text:p text:style-name="P7"><text:tab/><text:span text:style-name="T7">for (int i= 0; I &lt;2;i ++){</text:span></text:p>
      <text:p text:style-name="P7"><text:span text:style-name="T7"><text:tab/><text:tab/>for (int j = 0;j &lt; 1; j++){</text:span></text:p>
      <text:p text:style-name="P7"><text:span text:style-name="T7"><text:tab/><text:tab/><text:tab/>for(int k = 0; k&lt;2; k++){</text:span></text:p>
      <text:p text:style-name="P7"><text:span text:style-name="T7"><text:tab/><text:tab/><text:tab/><text:tab/></text:span><text:span text:style-name="T10">cout&lt;&lt;a[ I ][ j ][ k ];</text:span></text:p>
      <text:p text:style-name="P7"><text:span text:style-name="T7"><text:tab/><text:tab/><text:tab/>}</text:span></text:p>
      <text:p text:style-name="P7"><text:span text:style-name="T7"><text:tab/><text:tab/>}</text:span></text:p>
      <text:p text:style-name="P7"><text:span text:style-name="T7"><text:tab/>}</text:span></text:p>
      <text:p text:style-name="P7"><text:tab/><text:span text:style-name="T7">ខ. </text:span>ផ្ទុកធាតុនិមួយៗរបស់ Array តាម <text:span text:style-name="T6">ជួរដេក:</text:span></text:p>
      <text:p text:style-name="P6"><text:tab/><text:span text:style-name="T6">a000 | a100 | a200 </text:span></text:p>
      <text:p text:style-name="P6"><text:span text:style-name="T6"><text:tab/>a010 | a110 | a210<text:line-break/><text:tab/>a001 | a101 | a201</text:span></text:p>
      <text:p text:style-name="P6"><text:tab/><text:span text:style-name="T6">a011 | a111 | a211</text:span></text:p>
      <text:p text:style-name="P6"><text:tab/><text:span text:style-name="T6">a002 | a102 | a202<text:line-break/><text:tab/>a012 | a112 | a212</text:span></text:p>
      <text:p text:style-name="P6"><text:tab/><text:span text:style-name="T12">គ. គណនា address a[1][1][2]<text:line-break/><text:tab/>Loc (a[S0, S1, S2]) = Lo + [ (S0 * Ub1 * Ub2)+(S1*Ub2)+S2] *C</text:span></text:p>
      <text:p text:style-name="P6"><text:tab/><text:span text:style-name="T12">ដោយ S0 = 1; S1 = 1; <text:s/>S2 = 2</text:span></text:p>
      <text:p text:style-name="P8"><text:tab/><text:tab/><text:span text:style-name="T12">Lo = 105<text:line-break/><text:tab/><text:tab/>Ub0 = 3, Ub1 = 2, Ub2 = 3<text:line-break/><text:tab/><text:tab/>=&gt; Loc (A[1, 1, 2]) = 105+[ (1*2*3) + (1*3) +1] *4</text:span></text:p>
      <text:p text:style-name="P8"><text:soft-page-break/><text:span text:style-name="T12"><text:tab/><text:tab/></text:span><text:span text:style-name="T13">=&gt; 119</text:span><text:span text:style-name="T12"><text:tab/></text:span></text:p>
      <text:p text:style-name="P5"/>
      <text:p text:style-name="P9">2. អត្ថប្រយោជន៍នៃការធ្វើ</text:p>
      <text:p text:style-name="P9"><text:tab/>+ Top Down Design:</text:p>
      <text:p text:style-name="P9"><text:tab/>- ជួយកំណត់អត្តសញ្ញាំSystemនឹង Subsystems.</text:p>
      <text:p text:style-name="P9"><text:tab/>- នាំមកនូវភាពច្បាស់លាស់រវាង Systemឬ Subsystems.<text:line-break/><text:tab/>- បំបែកបញ្ហាស្មុគស្មាញទៅជាផ្នែកតូចៗ</text:p>
      <text:p text:style-name="P9"><text:tab/>- ងាយស្រួលក្នុងការដោះស្រាយនឹងគ្រប់គ្រង</text:p>
      <text:p text:style-name="P9"><text:tab/>+ <text:span text:style-name="T2">Stepwise refinement:</text:span></text:p>
      <text:p text:style-name="P9"><text:span text:style-name="T2"><text:tab/>- </text:span><text:span text:style-name="T3">កែលម្អនៅក្នុងជំហានតូចៗនៃកម្មវិធី<text:line-break/><text:tab/>- ជៀសវាងការសរសេរកូដច្រំដែល<text:line-break/><text:tab/>- ធ្វើអោយងាយស្រួលក្នុងការមើលកូដ</text:span></text:p>
      <text:p text:style-name="P9"><text:span text:style-name="T3"><text:tab/>- ចែកបញ្ហា នឹងកូដ ដាច់ដោយឡែក ទៅក្នុងផ្នែកតូចនៃដំណោះស្រាយដើម្បី<text:tab/>ងាយស្រួលធ្វើតាម</text:span></text:p>
      <text:p text:style-name="P9"><text:span text:style-name="T3"/></text:p>
      <text:p text:style-name="P12"><text:span text:style-name="T3">3.<text:tab/></text:span><text:span text:style-name="T2">draw queue:</text:span></text:p>
      <text:p text:style-name="P12"><text:span text:style-name="T2"><text:tab/>1. initialize:<text:line-break/><text:tab/>|___ |___ <text:s/>|___ <text:s/>|____|<text:line-break/> <text:s text:c="2"/><text:tab/>| [0] <text:s/>| <text:s/>[1] <text:s/>| <text:s/>[2] <text:s/>| <text:s/>[3] <text:s/>|</text:span></text:p>
      <text:p text:style-name="P12"><text:span text:style-name="T2"><text:tab/>- rear = -1</text:span></text:p>
      <text:p text:style-name="P12"><text:span text:style-name="T2"/></text:p>
      <text:p text:style-name="P12"><text:span text:style-name="T2"><text:tab/>2. En Q(Q, 30)<text:line-break/><text:tab/>|_30 |___|___|___|<text:line-break/> <text:s text:c="2"/><text:tab/>| [0] <text:s/>| <text:s/>[1] <text:s/>| <text:s/>[2] <text:s/>| <text:s/>[3] <text:s/>|</text:span></text:p>
      <text:p text:style-name="P12"><text:span text:style-name="T2"><text:tab/>- rear = 0</text:span></text:p>
      <text:p text:style-name="P12"><text:span text:style-name="T2"><text:tab/></text:span></text:p>
      <text:p text:style-name="P12"><text:span text:style-name="T2"><text:tab/>3. En Q(Q, 20)<text:line-break/></text:span><text:soft-page-break/><text:span text:style-name="T2"><text:tab/>|_30 |_20_|___|___|<text:line-break/> <text:s text:c="2"/><text:tab/>| [0] <text:s/>| <text:s/>[1] <text:s/>| <text:s/>[2] <text:s/>| <text:s/>[3] <text:s/>|</text:span></text:p>
      <text:p text:style-name="P12"><text:span text:style-name="T2"><text:tab/>- rear = 1</text:span></text:p>
      <text:p text:style-name="P12"><text:span text:style-name="T2"/></text:p>
      <text:p text:style-name="P12"><text:span text:style-name="T2"><text:tab/>4. En Q(Q, 50)<text:line-break/><text:tab/>|_30 |_20_|_50_|___|<text:line-break/> <text:s text:c="2"/><text:tab/>| [0] <text:s/>| <text:s/>[1] <text:s/>| <text:s/>[2] <text:s/>| <text:s/>[3] <text:s/>|</text:span></text:p>
      <text:p text:style-name="P13"><text:span text:style-name="T2"><text:tab/>- rear = 2</text:span><text:span text:style-name="T4"><text:line-break/><text:tab/>5. x = DeQ(Q)</text:span><text:span text:style-name="T2"><text:line-break/><text:tab/>|___ |___ <text:s/>|___ <text:s/>|____|<text:line-break/> <text:s text:c="2"/><text:tab/>| [0] <text:s/>| <text:s/>[1] <text:s/>| <text:s/>[2] <text:s/>| <text:s/>[3] <text:s/>|<text:line-break/></text:span><text:span text:style-name="T4"><text:tab/>- rear = -1<text:line-break/></text:span></text:p>
      <text:p text:style-name="P13"><text:span text:style-name="T4"><text:tab/>6. EnQ(Q, 35)</text:span><text:span text:style-name="T2"><text:line-break/><text:tab/>|_</text:span><text:span text:style-name="T4">35 </text:span><text:span text:style-name="T2">|___ <text:s/>|___ <text:s/>|____|<text:line-break/> <text:s text:c="2"/><text:tab/>| [0] <text:s/>| <text:s/>[1] <text:s/>| <text:s/>[2] <text:s/>| <text:s/>[3] <text:s/>|<text:line-break/></text:span><text:span text:style-name="T4"><text:tab/>- rear = 0</text:span><text:span text:style-name="T11"><text:line-break/></text:span></text:p>
      <text:p text:style-name="P13"><text:span text:style-name="T4"><text:tab/>6. y = DeQ(Q)<text:line-break/><text:tab/>|___ |___ <text:s/>|___ <text:s/>|____|<text:line-break/> <text:s text:c="2"/><text:tab/>| [0] <text:s/>| <text:s/>[1] <text:s/>| <text:s/>[2] <text:s/>| <text:s/>[3] <text:s/>|<text:line-break/><text:tab/>- rear = -1<text:line-break/><text:line-break/><text:tab/>7. EnQ(Q, 45)<text:line-break/><text:tab/>|_45_ |___ <text:s/>|___ <text:s/>|____|<text:line-break/> <text:s text:c="2"/><text:tab/>| [0] <text:s/>| <text:s/>[1] <text:s/>| <text:s/>[2] <text:s/>| <text:s/>[3] <text:s/>|<text:line-break/><text:tab/>- rear = 0</text:span></text:p>
      <text:p text:style-name="P9"><text:soft-page-break/><text:span text:style-name="T3"/></text:p>
      <text:p text:style-name="P10"><text:span text:style-name="T3">4. <text:tab/></text:span><text:span text:style-name="T2">ក. សរសេរពីដំណើរការ Process</text:span></text:p>
      <text:p text:style-name="P10"><text:span text:style-name="T2"><text:tab/>- n = 4</text:span></text:p>
      <text:p text:style-name="P10"><text:span text:style-name="T2"><text:tab/>- បើ n == 1) return 1</text:span></text:p>
      <text:p text:style-name="P10"><text:span text:style-name="T2"><text:tab/>- ផ្ទុយមកវិញ y <text:s/>= 1</text:span></text:p>
      <text:p text:style-name="P10"><text:span text:style-name="T2"><text:tab/> <text:s text:c="2"/>- loop </text:span><text:span text:style-name="T5">ពី 1 ទៅដល់ n-1</text:span></text:p>
      <text:p text:style-name="P10"><text:span text:style-name="T5"><text:tab/> <text:s text:c="2"/>- x = i+1;</text:span></text:p>
      <text:p text:style-name="P11"><text:span text:style-name="T5"><text:tab/> <text:s text:c="2"/>- z = x+y;</text:span></text:p>
      <text:p text:style-name="P11"><text:span text:style-name="T5"><text:tab/> <text:s text:c="2"/>- y = z;</text:span></text:p>
      <text:p text:style-name="P11"><text:span text:style-name="T5"><text:tab/> <text:s text:c="2"/>- return (y)</text:span></text:p>
      <text:p text:style-name="P11"><text:span text:style-name="T5"><text:tab/>ខ. <text:s/></text:span><text:span text:style-name="T9">Recursive Algorithms សមមូលនឹង Algorithms<text:line-break/><text:tab/>int Sum(int n){</text:span></text:p>
      <text:p text:style-name="P11"><text:span text:style-name="T9"><text:tab/><text:tab/>int x, y, z, I;</text:span></text:p>
      <text:p text:style-name="P11"><text:span text:style-name="T9"><text:tab/><text:tab/>if(n == 1) return 1;</text:span></text:p>
      <text:p text:style-name="P11"><text:span text:style-name="T9"><text:tab/><text:tab/>else {</text:span></text:p>
      <text:p text:style-name="P11"><text:span text:style-name="T9"><text:tab/><text:tab/><text:tab/></text:span><text:span text:style-name="T15">y = 1;</text:span></text:p>
      <text:p text:style-name="P1"><text:span text:style-name="T14"><text:tab/><text:tab/><text:tab/>for(i = 1; i &lt;= n-1; i++)</text:span><text:span text:style-name="T16"> </text:span><text:span text:style-name="T14">{</text:span></text:p>
      <text:p text:style-name="P1"><text:span text:style-name="T14"><text:s text:c="12"/></text:span><text:span text:style-name="T16"><text:tab/><text:tab/></text:span><text:span text:style-name="T14">x = i + 1;</text:span></text:p>
      <text:p text:style-name="P1"><text:span text:style-name="T14"><text:s text:c="12"/></text:span><text:span text:style-name="T16"><text:tab/><text:tab/></text:span><text:span text:style-name="T14">z = x + y;</text:span></text:p>
      <text:p text:style-name="P1"><text:span text:style-name="T14"><text:s text:c="10"/></text:span><text:span text:style-name="T16"><text:tab/><text:tab/></text:span><text:span text:style-name="T14"> <text:s text:c="5"/>y = z;</text:span></text:p>
      <text:p text:style-name="P1"><text:span text:style-name="T14"><text:tab/><text:tab/><text:tab/>}</text:span></text:p>
      <text:p text:style-name="P11"><text:span text:style-name="T15"><text:tab/><text:tab/><text:tab/>return Sum(y);</text:span><text:span text:style-name="T9"><text:line-break/><text:tab/><text:tab/>}</text:span></text:p>
      <text:p text:style-name="P11"><text:span text:style-name="T9"><text:tab/>}</text:span></text:p>
      <text:p text:style-name="P11"><text:span text:style-name="T9"><text:tab/>គ. <text:s/>Process របស់ Recursive Algorithms<text:line-break/><text:tab/></text:span><text:span text:style-name="T2">- n = 4</text:span></text:p>
      <text:p text:style-name="P11"><text:span text:style-name="T2"><text:tab/>- បើ n == 1) return 1</text:span></text:p>
      <text:p text:style-name="P11"><text:span text:style-name="T2"><text:tab/>- ផ្ទុយមកវិញ y <text:s/>= 1</text:span></text:p>
      <text:p text:style-name="P11"><text:span text:style-name="T2"><text:tab/> <text:s text:c="2"/>- loop </text:span><text:span text:style-name="T5">ពី 1 ទៅដល់ n-1</text:span></text:p>
      <text:p text:style-name="P11"><text:span text:style-name="T5"><text:tab/> <text:s text:c="2"/>- x = i+1;</text:span></text:p>
      <text:p text:style-name="P11"><text:span text:style-name="T5"><text:tab/> <text:s text:c="2"/>- z = x+y;</text:span></text:p>
      <text:p text:style-name="P11"><text:soft-page-break/><text:span text:style-name="T5"><text:tab/> <text:s text:c="2"/>- y = z;</text:span></text:p>
      <text:p text:style-name="P11"><text:span text:style-name="T5"><text:tab/> <text:s text:c="2"/>- return Sum(y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1" svg:font-family="Consolas"/>
    <style:font-face style:name="DaunPenh" svg:font-family="DaunPenh"/>
    <style:font-face style:name="Khmer OS2" svg:font-family="'Khmer OS'"/>
    <style:font-face style:name="Khmer OS Content1" svg:font-family="'Khmer OS Content'"/>
    <style:font-face style:name="Times New Roman3" svg:font-family="'Times New Roman'"/>
    <style:font-face style:name="Consolas" svg:font-family="Consolas" style:font-family-generic="swiss"/>
    <style:font-face style:name="Khmer OS" svg:font-family="'Khmer OS'" style:font-family-generic="swiss"/>
    <style:font-face style:name="Khmer OS Content" svg:font-family="'Khmer OS Content'" style:font-family-generic="swiss"/>
    <style:font-face style:name="Times New Roman1" svg:font-family="'Times New Roman'" style:font-family-generic="swiss"/>
    <style:font-face style:name="Khmer OS1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 style:default-outline-level="">
      <style:paragraph-properties fo:margin-top="0.1945in" fo:margin-bottom="0.0799in" style:contextual-spacing="false"/>
      <style:text-properties style:font-name="Times New Roman1" fo:font-family="'Times New Roman'" style:font-family-generic="swiss" fo:font-size="12pt" style:font-name-asian="Times New Roman2" style:font-family-asian="'Times New Roman'" style:font-family-generic-asian="system" style:font-pitch-asian="variable" style:font-size-asian="12pt" style:font-name-complex="Times New Roman3" style:font-family-complex="'Times New Roman'" style:font-size-complex="12pt" style:language-complex="km" style:country-complex="K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2T15:44:38.754634185</dc:date>
    <meta:editing-duration>PT27M33S</meta:editing-duration>
    <meta:editing-cycles>6</meta:editing-cycles>
    <meta:generator>LibreOffice/7.1.2.2$Linux_X86_64 LibreOffice_project/10$Build-2</meta:generator>
    <meta:document-statistic meta:table-count="0" meta:image-count="0" meta:object-count="0" meta:page-count="5" meta:paragraph-count="69" meta:word-count="536" meta:character-count="2143" meta:non-whitespace-character-count="1455"/>
  </office:meta>
</office:document-meta>
</file>